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3.47cm"/>
    </style:style>
    <style:style style:name="Tabla4.D" style:family="table-column">
      <style:table-column-properties style:column-width="2.868cm"/>
    </style:style>
    <style:style style:name="Tabla4.E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3" style:family="paragraph" style:parent-style-name="Standard">
      <style:text-properties officeooo:rsid="00ad7c61" officeooo:paragraph-rsid="006432c5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Frame_20_contents">
      <style:paragraph-properties fo:text-align="justify" style:justify-single-word="false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6% 100%" fo:font-style="normal" style:font-style-asian="normal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7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0"><text:placeholder text:placeholder-type="text">&lt;line.name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1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3.436cm"/>
    </style:style>
    <style:style style:name="Table10.D" style:family="table-column">
      <style:table-column-properties style:column-width="2.858cm"/>
    </style:style>
    <style:style style:name="Table10.E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1">Cantidad</text:p>
            </table:table-cell>
            <table:table-cell table:style-name="Table10.E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4"><text:span text:style-name="MT61">OBSERVACIONES</text:span>: <text:span text:style-name="MT62"><text:placeholder text:placeholder-type="text">&lt;o.comment&gt;</text:placeholder></text:span></text:p>
              <text:p text:style-name="MP45"><text:placeholder text:placeholder-type="text">&lt;if test="o._fields.get('move_currency_id') and o.move_currency_id.name"&gt;</text:placeholder></text:p>
              <text:p text:style-name="MP46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5"><text:placeholder text:placeholder-type="text">&lt;/if&gt;</text:placeholder></text:p>
              <text:p text:style-name="M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5"/>
            </table:table-cell>
            <table:table-cell table:style-name="Tabla1.B1" office:value-type="string">
              <text:p text:style-name="MP48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2"><draw:text-box fo:min-height="0.744cm"><text:p text:style-name="MP66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7"><text:placeholder text:placeholder-type="text">&lt;o.afip_barcode&gt;</text:placeholder></text:p>
            </table:table-cell>
          </table:table-row>
        </table:table>
        <text:p text:style-name="MP68"/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0-28T16:04:31.365560571</dc:date>
    <meta:editing-duration>P2DT5H33M29S</meta:editing-duration>
    <meta:editing-cycles>455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376" meta:character-count="2350" meta:non-whitespace-character-count="2200"/>
  </office:meta>
</office:document-meta>
</file>